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c9123" officeooo:paragraph-rsid="001c9123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1cf9e3" officeooo:paragraph-rsid="001cf9e3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2176f6" officeooo:paragraph-rsid="002176f6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227f77" officeooo:paragraph-rsid="00227f77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24cea0" officeooo:paragraph-rsid="0024cea0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2641c8" officeooo:paragraph-rsid="002641c8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2794d6" officeooo:paragraph-rsid="002794d6"/>
    </style:style>
    <style:style style:name="P8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c9123" officeooo:paragraph-rsid="001c9123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2794d6" officeooo:paragraph-rsid="002794d6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283e11" officeooo:paragraph-rsid="00283e11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2a0c77" officeooo:paragraph-rsid="002a0c77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2b0170" officeooo:paragraph-rsid="002b0170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2bd6ce" officeooo:paragraph-rsid="002bd6ce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rsid="002d4164" officeooo:paragraph-rsid="002d4164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2ee5f7" officeooo:paragraph-rsid="002ee5f7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31a887" officeooo:paragraph-rsid="0031a887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none" officeooo:rsid="0034b01a" officeooo:paragraph-rsid="0034b01a"/>
    </style:style>
    <style:style style:name="P18" style:family="paragraph" style:parent-style-name="Standard">
      <style:paragraph-properties fo:text-align="start" style:justify-single-word="false"/>
      <style:text-properties style:font-name="Arial" style:text-underline-style="none" officeooo:rsid="0034b6bd" officeooo:paragraph-rsid="0034b6bd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none" officeooo:rsid="0034d514" officeooo:paragraph-rsid="0034d514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none" officeooo:rsid="00353d7e" officeooo:paragraph-rsid="00353d7e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none" officeooo:rsid="00378caf" officeooo:paragraph-rsid="00378caf"/>
    </style:style>
    <style:style style:name="T1" style:family="text">
      <style:text-properties officeooo:rsid="00244e44"/>
    </style:style>
    <style:style style:name="T2" style:family="text">
      <style:text-properties officeooo:rsid="002794d6"/>
    </style:style>
    <style:style style:name="T3" style:family="text">
      <style:text-properties officeooo:rsid="002a0c77"/>
    </style:style>
    <style:style style:name="T4" style:family="text">
      <style:text-properties officeooo:rsid="002d4164"/>
    </style:style>
    <style:style style:name="T5" style:family="text">
      <style:text-properties officeooo:rsid="002ee5f7"/>
    </style:style>
    <style:style style:name="T6" style:family="text">
      <style:text-properties officeooo:rsid="0030196e"/>
    </style:style>
    <style:style style:name="T7" style:family="text">
      <style:text-properties officeooo:rsid="0031f5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D2</text:p>
      <text:p text:style-name="P1"/>
      <text:p text:style-name="P2"/>
      <text:p text:style-name="P2">Partie 1 :</text:p>
      <text:p text:style-name="P2"/>
      <text:p text:style-name="P3">1) Condition :</text:p>
      <text:p text:style-name="P3"><text:tab/>⇒ Capacité</text:p>
      <text:p text:style-name="P3"><text:tab/>⇒ Consentement libre</text:p>
      <text:p text:style-name="P3"><text:tab/>⇒ Objets licite</text:p>
      <text:p text:style-name="P3"><text:tab/>⇒ Cause licite</text:p>
      <text:p text:style-name="P3"/>
      <text:p text:style-name="P3"/>
      <text:p text:style-name="P4">2) <text:span text:style-name="T1">Embauche et contrat de travail</text:span></text:p>
      <text:p text:style-name="P4"/>
      <text:p text:style-name="P5">3) Il manque la restriction géographique (concurrence mondiale)</text:p>
      <text:p text:style-name="P5"/>
      <text:p text:style-name="P6"/>
      <text:p text:style-name="P6">Partie 2 :</text:p>
      <text:p text:style-name="P6"/>
      <text:p text:style-name="P6">Ex1 :</text:p>
      <text:p text:style-name="P6">1) <text:span text:style-name="T2">Elle commet une faute en refusant de donner les fiches clients</text:span></text:p>
      <text:p text:style-name="P6"/>
      <text:p text:style-name="P7">2) Il commet pas de faute</text:p>
      <text:p text:style-name="P7"/>
      <text:p text:style-name="P7">3) Déloyale</text:p>
      <text:p text:style-name="P7"/>
      <text:p text:style-name="P7">4) Déloyale</text:p>
      <text:p text:style-name="P7"/>
      <text:p text:style-name="P7">5) Déloyale</text:p>
      <text:p text:style-name="P7"/>
      <text:p text:style-name="P7">6) Déloyale</text:p>
      <text:p text:style-name="P7"/>
      <text:p text:style-name="P10"/>
      <text:p text:style-name="P10">Ex2 :</text:p>
      <text:p text:style-name="P10">1) <text:span text:style-name="T3">L’accord du salarié est nécessaire</text:span></text:p>
      <text:p text:style-name="P10"/>
      <text:p text:style-name="P11">2) Modification substantiel l’accord du salarié est indispensable</text:p>
      <text:p text:style-name="P10"/>
      <text:p text:style-name="P12">3) Modification du contrat l’accord est nécessaire</text:p>
      <text:p text:style-name="P12"/>
      <text:p text:style-name="P13">4) <text:span text:style-name="T4">Aucune modification, c’est un simple changement l’accord du salarié n’est pas nécessaire</text:span></text:p>
      <text:p text:style-name="P13"/>
      <text:p text:style-name="P14">5) <text:span text:style-name="T5">Modification substantiel, accord nécessaire</text:span></text:p>
      <text:p text:style-name="P14"/>
      <text:p text:style-name="P15">6) <text:span text:style-name="T6">Aucune modification</text:span></text:p>
      <text:p text:style-name="P15"/>
      <text:p text:style-name="P16">7) Modification, accord du salarié nécessaire car travail de nuit</text:p>
      <text:p text:style-name="P16"/>
      <text:p text:style-name="P16">8) <text:span text:style-name="T7">Aucune modification du contrat</text:span></text:p>
      <text:p text:style-name="P16"/>
      <text:p text:style-name="P17">9) Aucune modification, simple déplacement</text:p>
      <text:p text:style-name="P18"><text:soft-page-break/>Ex3 :</text:p>
      <text:p text:style-name="P18"/>
      <text:p text:style-name="P19">La clause de mobilité n’est pas valable. Le refus de la salariée n’est pas considéré comme une faute grave.</text:p>
      <text:p text:style-name="P19"/>
      <text:p text:style-name="P20">Ex4 :</text:p>
      <text:p text:style-name="P20"/>
      <text:p text:style-name="P21">Licenciement pour motif économique, car le salarié refuse la proposition de l’employeu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29:12.764958592</meta:creation-date>
    <dc:date>2023-09-29T13:49:00.382308111</dc:date>
    <meta:editing-duration>PT37M44S</meta:editing-duration>
    <meta:editing-cycles>26</meta:editing-cycles>
    <meta:generator>LibreOffice/7.5.6.2$Linux_X86_64 LibreOffice_project/50$Build-2</meta:generator>
    <dc:creator>Lucas Da SIlveira</dc:creator>
    <meta:document-statistic meta:table-count="0" meta:image-count="0" meta:object-count="0" meta:page-count="2" meta:paragraph-count="31" meta:word-count="162" meta:character-count="995" meta:non-whitespace-character-count="860"/>
  </office:meta>
</office:document-meta>
</file>